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3a1"/>
    </style:style>
    <style:style style:name="P2" style:family="paragraph" style:parent-style-name="Text_20_body">
      <style:text-properties style:font-name="Liberation Sans1" fo:font-size="14pt" style:font-size-asian="14pt" style:font-size-complex="14pt"/>
    </style:style>
    <style:style style:name="P3" style:family="paragraph" style:parent-style-name="Text_20_body">
      <style:text-properties style:font-name="Liberation Sans1" fo:font-size="14pt" officeooo:paragraph-rsid="00082d60" style:font-size-asian="14pt" style:font-size-complex="14pt"/>
    </style:style>
    <style:style style:name="P4" style:family="paragraph" style:parent-style-name="Text_20_body">
      <style:text-properties style:font-name="Liberation Sans1" fo:font-size="14pt" officeooo:paragraph-rsid="001f5f85" style:font-size-asian="14pt" style:font-size-complex="14pt"/>
    </style:style>
    <style:style style:name="P5" style:family="paragraph" style:parent-style-name="Text_20_body">
      <style:text-properties style:font-name="Liberation Sans1" fo:font-size="14pt" officeooo:paragraph-rsid="001f95ee" style:font-size-asian="14pt" style:font-size-complex="14pt"/>
    </style:style>
    <style:style style:name="P6" style:family="paragraph" style:parent-style-name="Text_20_body">
      <style:text-properties style:font-name="Liberation Sans1" fo:font-size="14pt" officeooo:paragraph-rsid="00149ddd" style:font-size-asian="14pt" style:font-size-complex="14pt"/>
    </style:style>
    <style:style style:name="P7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23441b" style:font-size-asian="10pt" style:font-size-complex="10pt"/>
    </style:style>
    <style:style style:name="P8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25e7ea" style:font-size-asian="10pt" style:font-size-complex="10pt"/>
    </style:style>
    <style:style style:name="P9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2a86ce" style:font-size-asian="10pt" style:font-size-complex="10pt"/>
    </style:style>
    <style:style style:name="P10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2b54af" style:font-size-asian="10pt" style:font-size-complex="10pt"/>
    </style:style>
    <style:style style:name="P11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2fa2ee" style:font-size-asian="10pt" style:font-size-complex="10pt"/>
    </style:style>
    <style:style style:name="P12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37e94c" style:font-size-asian="10pt" style:font-size-complex="10pt"/>
    </style:style>
    <style:style style:name="P13" style:family="paragraph" style:parent-style-name="Text_20_body">
      <style:text-properties fo:font-variant="normal" fo:text-transform="none" fo:color="#000000" style:font-name="Liberation Sans1" fo:font-size="10pt" fo:font-style="normal" fo:font-weight="normal" officeooo:paragraph-rsid="003c0dcf" style:font-size-asian="10pt" style:font-size-complex="10pt"/>
    </style:style>
    <style:style style:name="P14" style:family="paragraph" style:parent-style-name="Text_20_body">
      <style:text-properties officeooo:paragraph-rsid="003a2283"/>
    </style:style>
    <style:style style:name="P15" style:family="paragraph" style:parent-style-name="Text_20_body">
      <style:text-properties officeooo:paragraph-rsid="003d4d4b"/>
    </style:style>
    <style:style style:name="P16" style:family="paragraph" style:parent-style-name="Text_20_body">
      <style:text-properties fo:font-variant="normal" fo:text-transform="none" fo:color="#000000" style:font-name="Liberation Sans1" fo:font-size="14pt" fo:font-style="normal" fo:font-weight="normal" style:font-size-asian="14pt" style:font-size-complex="14pt"/>
    </style:style>
    <style:style style:name="T1" style:family="text">
      <style:text-properties style:text-position="33% 80%" style:font-name="Liberation Sans1" fo:font-size="14pt" style:font-size-asian="14pt" style:font-size-complex="14pt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officeooo:rsid="000e93a1" style:font-size-asian="14pt" style:font-size-complex="14pt"/>
    </style:style>
    <style:style style:name="T4" style:family="text">
      <style:text-properties style:font-name="Liberation Sans1" fo:font-size="14pt" officeooo:rsid="0038da9b" style:font-size-asian="14pt" style:font-size-complex="14pt"/>
    </style:style>
    <style:style style:name="T5" style:family="text">
      <style:text-properties style:font-name="Liberation Sans1" fo:font-size="14pt" officeooo:rsid="002c54ee" style:font-size-asian="14pt" style:font-size-complex="14pt"/>
    </style:style>
    <style:style style:name="T6" style:family="text">
      <style:text-properties style:font-name="Liberation Sans1" fo:font-size="14pt" officeooo:rsid="00215e09" style:font-size-asian="14pt" style:font-size-complex="14pt"/>
    </style:style>
    <style:style style:name="T7" style:family="text">
      <style:text-properties style:font-name="Liberation Sans1" fo:font-size="14pt" officeooo:rsid="003a2283" style:font-size-asian="14pt" style:font-size-complex="14pt"/>
    </style:style>
    <style:style style:name="T8" style:family="text">
      <style:text-properties style:font-name="Liberation Sans1" fo:font-size="14pt" officeooo:rsid="003d4d4b" style:font-size-asian="14pt" style:font-size-complex="14pt"/>
    </style:style>
    <style:style style:name="T9" style:family="text">
      <style:text-properties style:font-name="Liberation Sans1" fo:font-size="14pt" officeooo:rsid="003e25cb" style:font-size-asian="14pt" style:font-size-complex="14pt"/>
    </style:style>
    <style:style style:name="T10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11" style:family="text">
      <style:text-properties officeooo:rsid="00082d60"/>
    </style:style>
    <style:style style:name="T12" style:family="text">
      <style:text-properties officeooo:rsid="000b8384"/>
    </style:style>
    <style:style style:name="T13" style:family="text">
      <style:text-properties officeooo:rsid="00098c3c"/>
    </style:style>
    <style:style style:name="T14" style:family="text">
      <style:text-properties officeooo:rsid="0013b62f"/>
    </style:style>
    <style:style style:name="T15" style:family="text">
      <style:text-properties officeooo:rsid="00149ddd"/>
    </style:style>
    <style:style style:name="T16" style:family="text">
      <style:text-properties officeooo:rsid="001726d1"/>
    </style:style>
    <style:style style:name="T17" style:family="text">
      <style:text-properties officeooo:rsid="00190f9d"/>
    </style:style>
    <style:style style:name="T18" style:family="text">
      <style:text-properties officeooo:rsid="001aafe7"/>
    </style:style>
    <style:style style:name="T19" style:family="text">
      <style:text-properties officeooo:rsid="001cae61"/>
    </style:style>
    <style:style style:name="T20" style:family="text">
      <style:text-properties officeooo:rsid="001d3524"/>
    </style:style>
    <style:style style:name="T21" style:family="text">
      <style:text-properties officeooo:rsid="001e6204"/>
    </style:style>
    <style:style style:name="T22" style:family="text">
      <style:text-properties officeooo:rsid="001f5f85"/>
    </style:style>
    <style:style style:name="T23" style:family="text">
      <style:text-properties officeooo:rsid="001f922a"/>
    </style:style>
    <style:style style:name="T24" style:family="text">
      <style:text-properties officeooo:rsid="001f95e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fa745"/>
    </style:style>
    <style:style style:name="T27" style:family="text">
      <style:text-properties officeooo:rsid="00215e09"/>
    </style:style>
    <style:style style:name="T28" style:family="text">
      <style:text-properties officeooo:rsid="0023441b"/>
    </style:style>
    <style:style style:name="T29" style:family="text">
      <style:text-properties officeooo:rsid="00248ba8"/>
    </style:style>
    <style:style style:name="T30" style:family="text">
      <style:text-properties officeooo:rsid="0025e7ea"/>
    </style:style>
    <style:style style:name="T31" style:family="text">
      <style:text-properties officeooo:rsid="00278689"/>
    </style:style>
    <style:style style:name="T32" style:family="text">
      <style:text-properties officeooo:rsid="002a86ce"/>
    </style:style>
    <style:style style:name="T33" style:family="text">
      <style:text-properties officeooo:rsid="002b54af"/>
    </style:style>
    <style:style style:name="T34" style:family="text">
      <style:text-properties officeooo:rsid="002eb4a9"/>
    </style:style>
    <style:style style:name="T35" style:family="text">
      <style:text-properties officeooo:rsid="002fa2ee"/>
    </style:style>
    <style:style style:name="T36" style:family="text">
      <style:text-properties officeooo:rsid="0031942e"/>
    </style:style>
    <style:style style:name="T37" style:family="text">
      <style:text-properties officeooo:rsid="00336dfe"/>
    </style:style>
    <style:style style:name="T38" style:family="text">
      <style:text-properties officeooo:rsid="0034f576"/>
    </style:style>
    <style:style style:name="T39" style:family="text">
      <style:text-properties officeooo:rsid="0036baa9"/>
    </style:style>
    <style:style style:name="T40" style:family="text">
      <style:text-properties officeooo:rsid="0037a340"/>
    </style:style>
    <style:style style:name="T41" style:family="text">
      <style:text-properties officeooo:rsid="0037e94c"/>
    </style:style>
    <style:style style:name="T42" style:family="text">
      <style:text-properties style:font-name="Liberation Serif1" fo:font-size="14pt" style:font-size-asian="14pt" style:font-size-complex="14pt"/>
    </style:style>
    <style:style style:name="T43" style:family="text">
      <style:text-properties style:font-name="Liberation Sans2" fo:font-size="14pt" officeooo:rsid="003e25cb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<text:span text:style-name="T13">ll’</text:span>auto-difesa <text:span text:style-name="T11">a una p</text:span>edagogia <text:span text:style-name="T11">h</text:span>acker conviviale</text:p>
      <text:p text:style-name="P2">Non vogliamo <text:span text:style-name="T11">smettere di giocare</text:span>, rinunciare al piacere di <text:span text:style-name="T11">giocare</text:span> insieme. Infatti, pensiamo che imparare giocando sia uno dei modi migliori per <text:span text:style-name="T12">riflettere sul nostro approccio alle tecnologie</text:span>, per renderle parte di noi. "<text:span text:style-name="T20">H</text:span>ands on" è il nostro motto: per il piacere di armeggiare con <text:span text:style-name="T20">le</text:span> macchine, <text:span text:style-name="T19">adattare </text:span><text:s/>dispositivi e sistemi e farlo insieme, questa è la vera gioia. Questa attività in prima persona, questa piacevole interazione (qualche brivido erotico deve essere parte del gioco!) è una pre-condizione di felicità per un hacker che gioca con <text:span text:style-name="T20">gli </text:span>strumenti tecnologici.</text:p>
      <text:p text:style-name="P6">Nel corso dei nostri <text:span text:style-name="T20">laboratori di</text:span> "s-<text:span text:style-name="T20">g</text:span>amificazione" (de-gamifica<text:span text:style-name="T28">z</text:span>ion<text:span text:style-name="T20">e / de-ludicizzazione</text:span>) abbiamo sviluppato una metodologia semplice per muover<text:span text:style-name="T21">c</text:span>i verso una pedagogia conviviale, giocando con le macchine che ci piacciono. Ma <text:span text:style-name="T20">allora</text:span>, prima dobbiamo sbarazzarsi de<text:span text:style-name="T14">gli</text:span> automatismi che ci riducono a semplici ingranaggi de<text:span text:style-name="T21">lle</text:span> mega<text:span text:style-name="T21">-</text:span>mac<text:span text:style-name="T21">c</text:span>hine aziendal<text:span text:style-name="T21">i</text:span>. Per noi, <text:span text:style-name="T15">auto-difesa digitale </text:span>significa soprattutto abbandonare l'abitudine di re-<text:span text:style-name="T21">agire</text:span> a<text:span text:style-name="T21">gli</text:span> stimoli <text:span text:style-name="T15">di</text:span> <text:span text:style-name="T15">g</text:span>amifica<text:span text:style-name="T15">zione</text:span>. Come inizio dobbiamo cambiare le nostre abitudini in modo consapevole.</text:p>
      <text:p text:style-name="P4">Non è possibile <text:span text:style-name="T22">f</text:span>are un resoconto di un laboratorio tipico, perché non <text:span text:style-name="T29">c'è</text:span> un <text:span text:style-name="T22">laboratorio</text:span> tipic<text:span text:style-name="T22">o</text:span>. Nella nostra esperienza ogni gruppo di persone e ogni situazione si rivela <text:span text:style-name="T29">totalmente</text:span> diversa da qualsiasi altra. Inoltre, spesso <text:span text:style-name="T29">emergono</text:span> questioni molto personali ed è essenziale <text:s/>mantener<text:span text:style-name="T22">l</text:span>e all'interno della zona protetta del gruppo, lontano dall<text:span text:style-name="T23">e luci della</text:span> ribalta. <text:span text:style-name="T30">Quindi</text:span> abbiamo cercato di <text:span text:style-name="T30">riassumere </text:span>i pass<text:span text:style-name="T30">aggi</text:span> base e gli elementi dei nostri <text:span text:style-name="T16">laboratori</text:span>, <text:span text:style-name="T31">in modo</text:span> di <text:span text:style-name="T30">fare un resoconto </text:span>che <text:span text:style-name="T23">sia</text:span> una sola storia <text:span text:style-name="T30">per tutte</text:span> <text:span text:style-name="T31">se pur</text:span> raccontata in molti modi diversi.</text:p>
      <text:p text:style-name="P2">Il primo passo è <text:span text:style-name="T32">prendere coscienza</text:span> <text:span text:style-name="T23">di essere</text:span> immersi in ambienti interattivi plasmati da dispositivi automatici che non abbiamo scelto e che non ci fanno necessariamente sentire bene.</text:p>
      <text:p text:style-name="P5">Il secondo passo è quello di osservare noi stessi ag<text:span text:style-name="T24">ire</text:span> come se fossimo <text:span text:style-name="T24">degli</text:span> estranei, con <text:span text:style-name="T26">bizzarre</text:span> abitudini - <text:s/>guarda<text:span text:style-name="T17">ndo</text:span> a noi stessi <text:span text:style-name="T33">sotto forma</text:span> di animali <text:span text:style-name="T26">stani </text:span>in ansios<text:span text:style-name="T16">a </text:span>attesa <text:span text:style-name="T26">di</text:span> quel messaggio, irrita<text:span text:style-name="T33">ti </text:span>se non a<text:span text:style-name="T33">rriva</text:span>, <text:s/>euforic<text:span text:style-name="T24">i</text:span> <text:span text:style-name="T17">per</text:span> un <text:span text:style-name="T25">like</text:span>, <text:span text:style-name="T17">sob</text:span>balza<text:span text:style-name="T24">re</text:span> quando <text:span text:style-name="T18">appare </text:span>una notifica ...</text:p>
      <text:p text:style-name="P2">Una volta individuato l'automatismo (stimolo-risposta) che ci fa comportare in un<text:span text:style-name="T26">a</text:span> cert<text:span text:style-name="T26">a</text:span> m<text:span text:style-name="T18">aniera</text:span>, concentriamo l'attenzione sui cambiamenti emotivi che ne derivano. Rabbia, gioia, tristezza, eccitazione, impazienza, invidia, paura e <text:soft-page-break/>molte altre emozioni <text:span text:style-name="T33">che </text:span>si manifestano costantemente, spesso<text:span text:style-name="T18"> associati.</text:span> Esiste ovviamente un <text:span text:style-name="T35">progetto</text:span> interattivo di emozion<text:span text:style-name="T34">i</text:span> di cui siamo <text:span text:style-name="T34">inconsapevoli</text:span>.</text:p>
      <text:p text:style-name="P2">Il terzo passo è quello di dire agli altri, a persone di <text:span text:style-name="T36">cui ci </text:span><text:s/>fid<text:span text:style-name="T36">iamo</text:span>, <text:span text:style-name="T36">quello</text:span> che abbiamo scoperto su di noi, sui nostri comportamenti. In questo modo non <text:span text:style-name="T36">riveliamo</text:span> fatti <text:span text:style-name="T18">che ci riguardano</text:span> su <text:span text:style-name="T37">piattaforme</text:span> pubbliche di proprietà<text:span text:style-name="T27"> di</text:span> multinazional<text:span text:style-name="T37">i</text:span> . Al contrario, scegliamo i nostri spazi e tempi per <text:span text:style-name="T38">togliere</text:span> le maschere che animano la nostra liturgia interattiva personale. <text:span text:style-name="T39">L’insieme</text:span> di emozioni che ci fanno <text:span text:style-name="T39">assumere</text:span> il carattere di una persona indecisa, o di un<text:span text:style-name="T39">o</text:span> <text:span text:style-name="T39">spacc</text:span>one, o di un individuo timido, di un esperto competente e di molti altri possibili, rappresenta ciò che si è <text:span text:style-name="T40">insediato</text:span> nella nostra individualità - senza che noi <text:span text:style-name="T39">c</text:span>e ne accorg<text:span text:style-name="T40">essimo</text:span>. Fino a quel <text:span text:style-name="T41">momento</text:span> le posizioni "rispondiamo così" e "agiamo <text:span text:style-name="T40">in questo modo</text:span>"- ci mostrano quanto siamo <text:span text:style-name="T40">sottomessi</text:span> ai nostri comportamenti indotti.</text:p>
      <text:p text:style-name="P14"><text:span text:style-name="T2">Infine, il quarto passo è quello di confrontare le nostre storie con quelle degli altri. Molto spesso troviamo che </text:span><text:span text:style-name="T4">le nostre (modi) abitudini</text:span><text:span text:style-name="T2"> compulsiv</text:span><text:span text:style-name="T4">e</text:span><text:span text:style-name="T2"> sono molto simili a quell</text:span><text:span text:style-name="T5">i</text:span><text:span text:style-name="T2"> de</text:span><text:span text:style-name="T6">i nostri compagni</text:span><text:span text:style-name="T2">, ma scopriamo anche che esiste un gran numero di possibilità</text:span><text:span text:style-name="T42"> </text:span><text:span text:style-name="T2">per </text:span><text:span text:style-name="T7">cambaiare</text:span><text:span text:style-name="T2"> – fintanto che lo vogliamo veramente.</text:span></text:p>
      <text:p text:style-name="P1"><text:bookmark text:name="fn_1"/><text:span text:style-name="T1">1</text:span><text:span text:style-name="T2">. “</text:span><text:bookmark text:name="page-title"/><text:span text:style-name="T2">La società della prestazione”, in Ippolita, </text:span><text:bookmark text:name="page-title1"/><text:span text:style-name="T2">Nell'acquario di Facebook , </text:span><text:span text:style-name="T3">Ledizioni</text:span><text:span text:style-name="T2">, 201</text:span><text:span text:style-name="T3">2</text:span><text:span text:style-name="T2">, p. </text:span><text:span text:style-name="T3">35</text:span><text:span text:style-name="T2">.</text:span><text:a xlink:type="simple" xlink:href="http://hacklabbo.indivia.net/book/sobtec2/en/content/04gamification.html#reffn_1" text:style-name="Internet_20_link" text:visited-style-name="Visited_20_Internet_20_Link"><text:span text:style-name="T2"> ↩</text:span></text:a><text:span text:style-name="T2"> </text:span></text:p>
      <text:p text:style-name="Text_20_body"><text:bookmark text:name="fn_2"/><text:span text:style-name="T1">2</text:span><text:span text:style-name="T2">. Flow, or in the zone / in the groove. See Mihály Csíkszentmihály, Flow: the Psychology of optimal experience, Harper &amp; Row, New York 1990.</text:span><text:a xlink:type="simple" xlink:href="http://hacklabbo.indivia.net/book/sobtec2/en/content/04gamification.html#reffn_2" text:style-name="Internet_20_link" text:visited-style-name="Visited_20_Internet_20_Link"><text:span text:style-name="T2"> ↩</text:span></text:a><text:span text:style-name="T2"> </text:span></text:p>
      <text:p text:style-name="P15"><text:bookmark text:name="fn_3"/><text:span text:style-name="T1">3</text:span><text:span text:style-name="T2">. </text:span><text:span text:style-name="T8">Una breve introduzione </text:span><text:span text:style-name="T9">può</text:span><text:span text:style-name="T8"> essere trovata</text:span><text:span text:style-name="T2"> in S. A. McLeod: Skinner: Operant Conditioning. 2015. </text:span><text:a xlink:type="simple" xlink:href="https://www.simplypsychology.org/operant-conditioning.html" office:target-frame-name="_blank" xlink:show="new" text:style-name="Internet_20_link" text:visited-style-name="Visited_20_Internet_20_Link"><text:span text:style-name="T2">https://www.simplypsychology.org/operant-</text:span></text:a><text:a xlink:type="simple" xlink:href="https://www.simplypsychology.org/operant-conditioning.html" office:target-frame-name="_blank" xlink:show="new" text:style-name="Internet_20_link" text:visited-style-name="Visited_20_Internet_20_Link"><text:span text:style-name="T2">conditioning.html</text:span></text:a><text:span text:style-name="T2"> </text:span><text:span text:style-name="T8">L’opera classica </text:span><text:span text:style-name="T43">è</text:span><text:span text:style-name="T2"> B. F. Skinner: Science and human behavior. 1953. </text:span><text:span text:style-name="T9">[It]</text:span><text:span text:style-name="T2"> </text:span><text:span text:style-name="T10">Scienza e comportamento: interpretazione, previsione e controllo nelle scienze dell'uomo, trad. Isaias Pessotti e Marco Todeschini, Milano: Franco Angeli, 1971</text:span><text:span text:style-name="T2"> </text:span><text:a xlink:type="simple" xlink:href="http://www.bfskinner.org/newtestsite/wp-content/uploads/2014/02/ScienceHumanBehavior.pdf" office:target-frame-name="_blank" xlink:show="new" text:style-name="Internet_20_link" text:visited-style-name="Visited_20_Internet_20_Link"><text:span text:style-name="T2">http://www.bfskinner.org/newtestsite/wpcontent/uploads/2014/02/ScienceHumanBehavior.pdf</text:span></text:a><text:a xlink:type="simple" xlink:href="http://hacklabbo.indivia.net/book/sobtec2/en/content/04gamification.html#reffn_3" text:style-name="Internet_20_link" text:visited-style-name="Visited_20_Internet_20_Link"><text:span text:style-name="T2"> ↩</text:span></text:a></text:p>
      <text:p text:style-name="P2"/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1:53:18.380315991</meta:creation-date>
    <dc:date>2018-03-29T08:54:40.473419089</dc:date>
    <meta:editing-duration>PT9H45M14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2" meta:paragraph-count="12" meta:word-count="647" meta:character-count="4428" meta:non-whitespace-character-count="3785"/>
  </office:meta>
</office:document-meta>
</file>